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a31515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quick brown fox jumps over the lazy 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nder Khubchandani</meta:initial-creator>
    <meta:creation-date>2021-02-20T15:14:42.71</meta:creation-date>
    <meta:document-statistic meta:table-count="0" meta:image-count="0" meta:object-count="0" meta:page-count="1" meta:paragraph-count="1" meta:word-count="9" meta:character-count="43"/>
    <dc:date>2021-02-20T15:15:05.73</dc:date>
    <dc:creator>Sunder Khubchandani</dc:creator>
    <meta:editing-duration>PT24S</meta:editing-duration>
    <meta:editing-cycles>1</meta:editing-cycles>
    <meta:generator>OpenOffice/4.1.7$Win32 OpenOffice.org_project/417m1$Build-9800</meta:generator>
  </office:meta>
</office:document-meta>
</file>